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paragraph-rsid="0529d121"/>
    </style:style>
    <style:style style:name="P16" style:family="paragraph" style:parent-style-name="Author_20_Bio">
      <style:text-properties officeooo:paragraph-rsid="052b7802"/>
    </style:style>
    <style:style style:name="P17" style:family="paragraph" style:parent-style-name="Author_20_Bio">
      <style:text-properties officeooo:paragraph-rsid="05118ffa"/>
    </style:style>
    <style:style style:name="P18" style:family="paragraph" style:parent-style-name="Author_20_Bio">
      <style:text-properties officeooo:paragraph-rsid="052d017d"/>
    </style:style>
    <style:style style:name="P19" style:family="paragraph" style:parent-style-name="Front_20_Heading_20_1">
      <style:text-properties officeooo:paragraph-rsid="02132a17"/>
    </style:style>
    <style:style style:name="P20" style:family="paragraph" style:parent-style-name="Byline">
      <style:text-properties officeooo:paragraph-rsid="0529d121"/>
    </style:style>
    <style:style style:name="P21" style:family="paragraph" style:parent-style-name="Byline">
      <style:text-properties officeooo:rsid="052b7802" officeooo:paragraph-rsid="052b7802"/>
    </style:style>
    <style:style style:name="P22" style:family="paragraph" style:parent-style-name="Byline">
      <style:text-properties officeooo:rsid="0106c2a8" officeooo:paragraph-rsid="052b7802"/>
    </style:style>
    <style:style style:name="P23" style:family="paragraph" style:parent-style-name="Byline">
      <style:text-properties officeooo:rsid="052d017d" officeooo:paragraph-rsid="052d017d"/>
    </style:style>
    <style:style style:name="P24" style:family="paragraph" style:parent-style-name="Byline">
      <style:text-properties officeooo:paragraph-rsid="053242b1"/>
    </style:style>
    <style:style style:name="P25" style:family="paragraph" style:parent-style-name="Byline">
      <style:text-properties officeooo:paragraph-rsid="05339b8a"/>
    </style:style>
    <style:style style:name="P26" style:family="paragraph" style:parent-style-name="Byline">
      <style:text-properties officeooo:rsid="05381220" officeooo:paragraph-rsid="05381220"/>
    </style:style>
    <style:style style:name="P27" style:family="paragraph" style:parent-style-name="Byline">
      <style:text-properties officeooo:paragraph-rsid="053d9671"/>
    </style:style>
    <style:style style:name="P28" style:family="paragraph" style:parent-style-name="First_20_Paragraph">
      <style:text-properties officeooo:rsid="0382a284" officeooo:paragraph-rsid="04e8565d"/>
    </style:style>
    <style:style style:name="P29" style:family="paragraph" style:parent-style-name="First_20_Paragraph">
      <style:text-properties officeooo:rsid="0382a284" officeooo:paragraph-rsid="0529d121"/>
    </style:style>
    <style:style style:name="P30" style:family="paragraph" style:parent-style-name="First_20_Paragraph">
      <style:text-properties officeooo:rsid="0382a284" officeooo:paragraph-rsid="053242b1"/>
    </style:style>
    <style:style style:name="P31" style:family="paragraph" style:parent-style-name="First_20_Paragraph">
      <style:text-properties officeooo:rsid="0382a284" officeooo:paragraph-rsid="05339b8a"/>
    </style:style>
    <style:style style:name="P32" style:family="paragraph" style:parent-style-name="First_20_Paragraph">
      <style:text-properties officeooo:rsid="0382a284" officeooo:paragraph-rsid="053d9671"/>
    </style:style>
    <style:style style:name="P33" style:family="paragraph" style:parent-style-name="First_20_Paragraph">
      <style:text-properties officeooo:rsid="0399cdc9" officeooo:paragraph-rsid="0399cdc9"/>
    </style:style>
    <style:style style:name="P34" style:family="paragraph" style:parent-style-name="First_20_Paragraph">
      <style:text-properties officeooo:rsid="0399cdc9" officeooo:paragraph-rsid="052b7802"/>
    </style:style>
    <style:style style:name="P35" style:family="paragraph" style:parent-style-name="First_20_Paragraph">
      <style:text-properties officeooo:rsid="0399cdc9" officeooo:paragraph-rsid="052d017d"/>
    </style:style>
    <style:style style:name="P36" style:family="paragraph" style:parent-style-name="First_20_Paragraph">
      <style:text-properties officeooo:paragraph-rsid="05392e4b"/>
    </style:style>
    <style:style style:name="P37" style:family="paragraph" style:parent-style-name="Front_20_Subtitle">
      <style:text-properties officeooo:rsid="0529d121" officeooo:paragraph-rsid="0529d121"/>
    </style:style>
    <style:style style:name="P38" style:family="paragraph" style:parent-style-name="Front_20_Subtitle">
      <style:text-properties officeooo:rsid="05033a82" officeooo:paragraph-rsid="05033a82"/>
    </style:style>
    <style:style style:name="P39" style:family="paragraph" style:parent-style-name="Front_20_Subtitle">
      <style:text-properties officeooo:rsid="05118ffa" officeooo:paragraph-rsid="05118ffa"/>
    </style:style>
    <style:style style:name="P40" style:family="paragraph" style:parent-style-name="Text_20_body">
      <style:paragraph-properties fo:text-align="start" style:justify-single-word="false" style:writing-mode="page"/>
    </style:style>
    <style:style style:name="P41" style:family="paragraph" style:parent-style-name="Text_20_body">
      <style:paragraph-properties fo:text-align="start" style:justify-single-word="false" style:writing-mode="page"/>
      <style:text-properties officeooo:rsid="0529d121" officeooo:paragraph-rsid="0529d121"/>
    </style:style>
    <style:style style:name="P42" style:family="paragraph" style:parent-style-name="Standard">
      <style:paragraph-properties fo:line-height="145%" fo:text-align="center" style:justify-single-word="false" style:writing-mode="page"/>
      <style:text-properties officeooo:rsid="0529d121" officeooo:paragraph-rsid="0529d121"/>
    </style:style>
    <style:style style:name="P43" style:family="paragraph" style:parent-style-name="Text_20_body">
      <style:text-properties officeooo:rsid="0399cdc9" officeooo:paragraph-rsid="0399cdc9"/>
    </style:style>
    <style:style style:name="P44" style:family="paragraph" style:parent-style-name="Text_20_body">
      <style:text-properties officeooo:rsid="0399cdc9" officeooo:paragraph-rsid="052d017d"/>
    </style:style>
    <style:style style:name="P45" style:family="paragraph" style:parent-style-name="Text_20_body">
      <style:text-properties officeooo:paragraph-rsid="0529d121"/>
    </style:style>
    <style:style style:name="P46" style:family="paragraph" style:parent-style-name="Text_20_body">
      <style:text-properties officeooo:rsid="045d76c4" officeooo:paragraph-rsid="04e8565d"/>
    </style:style>
    <style:style style:name="P47" style:family="paragraph" style:parent-style-name="Text_20_body">
      <style:text-properties officeooo:rsid="045d76c4" officeooo:paragraph-rsid="0529d121"/>
    </style:style>
    <style:style style:name="P48" style:family="paragraph" style:parent-style-name="Text_20_body">
      <style:text-properties officeooo:rsid="045d76c4" officeooo:paragraph-rsid="053242b1"/>
    </style:style>
    <style:style style:name="P49" style:family="paragraph" style:parent-style-name="Text_20_body">
      <style:text-properties officeooo:rsid="045d76c4" officeooo:paragraph-rsid="05339b8a"/>
    </style:style>
    <style:style style:name="P50" style:family="paragraph" style:parent-style-name="Text_20_body">
      <style:text-properties officeooo:rsid="045d76c4" officeooo:paragraph-rsid="053d9671"/>
    </style:style>
    <style:style style:name="P51" style:family="paragraph" style:parent-style-name="Text_20_body">
      <style:text-properties officeooo:rsid="02085db8" officeooo:paragraph-rsid="0467166a"/>
    </style:style>
    <style:style style:name="P52" style:family="paragraph" style:parent-style-name="Text_20_body">
      <style:text-properties officeooo:rsid="0051d45a" officeooo:paragraph-rsid="0051d45a"/>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1f6ce"/>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e3ae92"/>
    </style:style>
    <style:style style:name="P59" style:family="paragraph" style:parent-style-name="Text_20_body">
      <style:text-properties officeooo:paragraph-rsid="052b7802"/>
    </style:style>
    <style:style style:name="P60"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61" style:family="paragraph" style:parent-style-name="Text_20_body">
      <style:text-properties officeooo:rsid="00e28700" officeooo:paragraph-rsid="053242b1"/>
    </style:style>
    <style:style style:name="P62" style:family="paragraph" style:parent-style-name="Text_20_body">
      <style:text-properties officeooo:paragraph-rsid="053242b1"/>
    </style:style>
    <style:style style:name="P63" style:family="paragraph" style:parent-style-name="Text_20_body">
      <style:text-properties officeooo:paragraph-rsid="05339b8a"/>
    </style:style>
    <style:style style:name="P64" style:family="paragraph" style:parent-style-name="Text_20_body">
      <style:text-properties officeooo:rsid="0100c7c4" officeooo:paragraph-rsid="05339b8a"/>
    </style:style>
    <style:style style:name="P65" style:family="paragraph" style:parent-style-name="Text_20_body">
      <style:text-properties officeooo:paragraph-rsid="05392e4b"/>
    </style:style>
    <style:style style:name="P66" style:family="paragraph" style:parent-style-name="Standard">
      <style:paragraph-properties fo:text-align="center" style:justify-single-word="false"/>
    </style:style>
    <style:style style:name="P67" style:family="paragraph" style:parent-style-name="Quotations">
      <style:paragraph-properties fo:text-align="start" style:justify-single-word="false"/>
      <style:text-properties officeooo:paragraph-rsid="053242b1"/>
    </style:style>
    <style:style style:name="P68"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69" style:family="paragraph" style:parent-style-name="Text_20_body" style:master-page-name="Section_20_Page">
      <style:paragraph-properties style:page-number="auto"/>
    </style:style>
    <style:style style:name="P70" style:family="paragraph" style:parent-style-name="Text_20_body" style:master-page-name="Section_20_Page">
      <style:paragraph-properties style:page-number="auto"/>
      <style:text-properties officeooo:paragraph-rsid="04cb416c"/>
    </style:style>
    <style:style style:name="P7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72" style:family="paragraph" style:parent-style-name="Text_20_body" style:list-style-name="L1">
      <style:text-properties officeooo:rsid="045d76c4" officeooo:paragraph-rsid="053d9671"/>
    </style:style>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3">
      <style:text-properties officeooo:paragraph-rsid="05339b8a"/>
    </style:style>
    <style:style style:name="P77" style:family="paragraph" style:parent-style-name="Heading_20_1" style:master-page-name="Section_20_Page">
      <style:paragraph-properties style:page-number="auto"/>
    </style:style>
    <style:style style:name="P78" style:family="paragraph" style:parent-style-name="Heading_20_1" style:master-page-name="Section_20_Page">
      <style:paragraph-properties style:page-number="auto"/>
      <style:text-properties officeooo:rsid="04cb416c" officeooo:paragraph-rsid="04cb416c"/>
    </style:style>
    <style:style style:name="P79" style:family="paragraph" style:parent-style-name="Heading_20_1" style:master-page-name="Section_20_Page">
      <style:paragraph-properties style:page-number="auto"/>
      <style:text-properties officeooo:rsid="0529d121" officeooo:paragraph-rsid="0529d121"/>
    </style:style>
    <style:style style:name="P80" style:family="paragraph" style:parent-style-name="Heading_20_2" style:master-page-name="Section_20_Page">
      <style:paragraph-properties style:page-number="auto"/>
    </style:style>
    <style:style style:name="P81" style:family="paragraph" style:parent-style-name="Heading_20_2" style:list-style-name="" style:master-page-name="Section_20_Page">
      <style:paragraph-properties fo:line-height="85%" style:page-number="auto"/>
      <style:text-properties officeooo:rsid="00e9e347" officeooo:paragraph-rsid="00e9e347"/>
    </style:style>
    <style:style style:name="P82" style:family="paragraph" style:parent-style-name="Heading_20_2" style:master-page-name="Section_20_Page">
      <style:paragraph-properties style:page-number="auto"/>
      <style:text-properties officeooo:rsid="00e9e347" officeooo:paragraph-rsid="00e9e347"/>
    </style:style>
    <style:style style:name="P83" style:family="paragraph" style:parent-style-name="Heading_20_2" style:master-page-name="Start_20_Page">
      <style:paragraph-properties style:page-number="auto"/>
      <style:text-properties officeooo:rsid="00e9e347" officeooo:paragraph-rsid="052d017d"/>
    </style:style>
    <style:style style:name="P84" style:family="paragraph" style:parent-style-name="Heading_20_2" style:master-page-name="Start_20_Page">
      <style:paragraph-properties style:page-number="auto"/>
      <style:text-properties officeooo:rsid="00e9e347" officeooo:paragraph-rsid="052b7802"/>
    </style:style>
    <style:style style:name="P85" style:family="paragraph" style:parent-style-name="Heading_20_2" style:master-page-name="Start_20_Page">
      <style:paragraph-properties style:page-number="auto"/>
      <style:text-properties officeooo:rsid="053d9671" officeooo:paragraph-rsid="053d9671"/>
    </style:style>
    <style:style style:name="P86" style:family="paragraph" style:parent-style-name="Heading_20_2" style:master-page-name="Start_20_Page">
      <style:paragraph-properties style:page-number="auto"/>
      <style:text-properties officeooo:rsid="0529d121" officeooo:paragraph-rsid="0529d121"/>
    </style:style>
    <style:style style:name="P87" style:family="paragraph" style:parent-style-name="Heading_20_2" style:master-page-name="Start_20_Page">
      <style:paragraph-properties style:page-number="auto"/>
      <style:text-properties officeooo:rsid="0529d121" officeooo:paragraph-rsid="053242b1"/>
    </style:style>
    <style:style style:name="P88" style:family="paragraph" style:parent-style-name="Heading_20_2" style:master-page-name="Start_20_Page">
      <style:paragraph-properties style:page-number="auto"/>
      <style:text-properties officeooo:rsid="05381220" officeooo:paragraph-rsid="05381220"/>
    </style:style>
    <style:style style:name="P89" style:family="paragraph" style:parent-style-name="Heading_20_2" style:master-page-name="Start_20_Page">
      <style:paragraph-properties style:page-number="auto"/>
      <style:text-properties officeooo:rsid="0100c7c4" officeooo:paragraph-rsid="05339b8a"/>
    </style:style>
    <style:style style:name="P90" style:family="paragraph" style:parent-style-name="Heading_20_2" style:master-page-name="Back_20_Page">
      <style:paragraph-properties style:page-number="auto"/>
      <style:text-properties officeooo:rsid="00c2630e" officeooo:paragraph-rsid="00df33ae"/>
    </style:style>
    <style:style style:name="P91" style:family="paragraph" style:parent-style-name="Heading_20_2" style:master-page-name="Back_20_Page">
      <style:paragraph-properties style:page-number="auto"/>
      <style:text-properties officeooo:paragraph-rsid="00df33ae"/>
    </style:style>
    <style:style style:name="P92" style:family="paragraph" style:parent-style-name="Heading_20_3">
      <style:text-properties officeooo:paragraph-rsid="052b7802"/>
    </style:style>
    <style:style style:name="P93" style:family="paragraph" style:parent-style-name="Heading_20_3">
      <style:text-properties officeooo:paragraph-rsid="053d9671"/>
    </style:style>
    <style:style style:name="P94" style:family="paragraph" style:parent-style-name="Heading_20_3">
      <style:text-properties officeooo:paragraph-rsid="0529d121"/>
    </style:style>
    <style:style style:name="P95" style:family="paragraph" style:parent-style-name="Heading_20_3">
      <style:text-properties officeooo:paragraph-rsid="05392e4b"/>
    </style:style>
    <style:style style:name="P96" style:family="paragraph" style:parent-style-name="Heading_20_3">
      <style:text-properties officeooo:paragraph-rsid="05339b8a"/>
    </style:style>
    <style:style style:name="P97" style:family="paragraph" style:parent-style-name="Heading_20_3">
      <style:text-properties officeooo:paragraph-rsid="053242b1"/>
    </style:style>
    <style:style style:name="P98" style:family="paragraph" style:parent-style-name="Heading_20_3">
      <style:text-properties officeooo:rsid="05118ffa" officeooo:paragraph-rsid="05118ffa"/>
    </style:style>
    <style:style style:name="P99" style:family="paragraph" style:parent-style-name="Heading_20_3">
      <style:text-properties fo:font-style="normal" officeooo:rsid="00c333d9" officeooo:paragraph-rsid="05118ffa" style:font-style-asian="normal" style:font-style-complex="normal"/>
    </style:style>
    <style:style style:name="P100" style:family="paragraph" style:parent-style-name="Heading_20_3">
      <style:text-properties officeooo:paragraph-rsid="00df33ae"/>
    </style:style>
    <style:style style:name="P101" style:family="paragraph" style:parent-style-name="Heading_20_3">
      <style:text-properties officeooo:rsid="00943c5f" officeooo:paragraph-rsid="00df33ae"/>
    </style:style>
    <style:style style:name="P102" style:family="paragraph" style:parent-style-name="Heading_20_3">
      <style:text-properties officeooo:rsid="00e01f40" officeooo:paragraph-rsid="00e01f40"/>
    </style:style>
    <style:style style:name="P103" style:family="paragraph" style:parent-style-name="Heading_20_3" style:master-page-name="Start_20_Page">
      <style:paragraph-properties style:page-number="auto"/>
    </style:style>
    <style:style style:name="P104" style:family="paragraph" style:parent-style-name="Contents_20_2">
      <style:paragraph-properties>
        <style:tab-stops>
          <style:tab-stop style:position="3.9335in" style:type="right"/>
        </style:tab-stops>
      </style:paragraph-properties>
    </style:style>
    <style:style style:name="P105" style:family="paragraph" style:parent-style-name="Contents_20_1">
      <style:paragraph-properties>
        <style:tab-stops>
          <style:tab-stop style:position="0in"/>
          <style:tab-stop style:position="4.1299in" style:type="right"/>
        </style:tab-stops>
      </style:paragraph-properties>
    </style:style>
    <style:style style:name="P106" style:family="paragraph" style:parent-style-name="Contents_20_3">
      <style:paragraph-properties>
        <style:tab-stops>
          <style:tab-stop style:position="0in"/>
          <style:tab-stop style:position="3.7366in" style:type="right"/>
        </style:tab-stops>
      </style:paragraph-properties>
    </style:style>
    <style:style style:name="P107" style:family="paragraph" style:parent-style-name="Front_20_Heading_20_1" style:master-page-name="Section_20_Page">
      <style:paragraph-properties style:page-number="auto"/>
    </style:style>
    <style:style style:name="P108" style:family="paragraph" style:parent-style-name="Front_20_Heading_20_1" style:master-page-name="Section_20_Page">
      <style:paragraph-properties style:page-number="auto"/>
      <style:text-properties officeooo:rsid="0529d121" officeooo:paragraph-rsid="0529d121"/>
    </style:style>
    <style:style style:name="P109" style:family="paragraph" style:parent-style-name="Front_20_Heading_20_1" style:master-page-name="Section_20_Page">
      <style:paragraph-properties style:page-number="auto"/>
      <style:text-properties officeooo:rsid="05118ffa" officeooo:paragraph-rsid="05118ffa"/>
    </style:style>
    <style:style style:name="P110" style:family="paragraph" style:parent-style-name="Front_20_Heading_20_1" style:master-page-name="Contents_20_Page">
      <style:paragraph-properties style:page-number="auto"/>
    </style:style>
    <style:style style:name="P111" style:family="paragraph" style:parent-style-name="Bullet_20_List" style:list-style-name="L2"/>
    <style:style style:name="P112" style:family="paragraph" style:parent-style-name="Bullet_20_List" style:list-style-name="L3"/>
    <style:style style:name="P113" style:family="paragraph" style:parent-style-name="Bullet_20_List" style:list-style-name="L4"/>
    <style:style style:name="P114" style:family="paragraph" style:parent-style-name="Bullet_20_List" style:list-style-name="L5"/>
    <style:style style:name="P115" style:family="paragraph" style:parent-style-name="Bullet_20_List" style:list-style-name="L6"/>
    <style:style style:name="P116" style:family="paragraph" style:parent-style-name="Bullet_20_List" style:list-style-name="L7"/>
    <style:style style:name="P117" style:family="paragraph" style:parent-style-name="Bullet_20_List" style:list-style-name="L8"/>
    <style:style style:name="P118" style:family="paragraph" style:parent-style-name="Bullet_20_List" style:list-style-name="L12"/>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he Open Organization<text:line-break/>Leaders Manual</text:p>
      <text:h text:style-name="P80" text:outline-level="2"/>
      <text:p text:style-name="P108"><text:bookmark-start text:name="__RefHeading___Toc1787_1213309432"/>The Open Organization<text:line-break/>Leaders Manual<text:bookmark-end text:name="__RefHeading___Toc1787_1213309432"/></text:p>
      <text:p text:style-name="P37">Instructions for building the workplace of the future</text:p>
      <text:p text:style-name="P38"/>
      <text:p text:style-name="P42">Second Edition</text:p>
      <text:p text:style-name="P107"/>
      <text:p text:style-name="P110"><text:bookmark-start text:name="__RefHeading___Toc1312_518888843"/>Copyright<text:bookmark-end text:name="__RefHeading___Toc1312_518888843"/></text:p>
      <text:p text:style-name="P40">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41">INDIVIDUAL COPYRIGHT DECLARATIONS GO HERE</text:p>
      <text:p text:style-name="P68"/>
      <text:p text:style-name="P107"><text:bookmark-start text:name="__RefHeading___Toc2046_1315693447"/>Colophon<text:bookmark-end text:name="__RefHeading___Toc2046_1315693447"/></text:p>
      <text:p text:style-name="P51">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19"><text:bookmark-start text:name="__RefHeading___Toc1976_1055601491"/>Version <text:span text:style-name="T23">2.0</text:span><text:bookmark-end text:name="__RefHeading___Toc1976_1055601491"/></text:p>
      <text:p text:style-name="P66"><text:span text:style-name="T23">December</text:span> 201<text:span text:style-name="T20">8</text:span></text:p>
      <text:p text:style-name="P109">Additional reading</text:p>
      <text:p text:style-name="P39">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7">The Open Organization Leaders Manual: Instructions for Building the Workplace of the Future <text:span text:style-name="T2">(Opensource.com)</text:span></text:p>
      <text:p text:style-name="P17">The Open Organization Guide to IT Culture Change: Open Principles and Practices for a More Innovative IT Department <text:span text:style-name="T2">(Opensource.com)</text:span></text:p>
      <text:p text:style-name="P17">The Open Organization <text:span text:style-name="T20">Workbook</text:span>: <text:span text:style-name="T20">How to build a culture of innovation in your organization </text:span><text:span text:style-name="T11">(Opensource.com)</text:span></text:p>
      <text:p text:style-name="P11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4"><text:a xlink:type="simple" xlink:href="#__RefHeading___Toc8024_4083520739" text:style-name="Index_20_Link" text:visited-style-name="Index_20_Link">Preface to the second edition<text:tab/>12</text:a></text:p>
          <text:p text:style-name="P106"><text:a xlink:type="simple" xlink:href="#__RefHeading___Toc394_21209807165" text:style-name="Index_20_Link" text:visited-style-name="Index_20_Link">Bryan Behrenshausen<text:tab/><text:tab/></text:a></text:p>
          <text:p text:style-name="P104"><text:a xlink:type="simple" xlink:href="#__RefHeading___Toc164_2120980716" text:style-name="Index_20_Link" text:visited-style-name="Index_20_Link">Introduction to the second edition<text:tab/>14</text:a></text:p>
          <text:p text:style-name="P106"><text:a xlink:type="simple" xlink:href="#__RefHeading___Toc394_2120980716" text:style-name="Index_20_Link" text:visited-style-name="Index_20_Link">Jen Kelchner<text:tab/><text:tab/></text:a></text:p>
          <text:p text:style-name="P104"><text:a xlink:type="simple" xlink:href="#__RefHeading___Toc8028_4083520739" text:style-name="Index_20_Link" text:visited-style-name="Index_20_Link">Introduction to the first edition<text:tab/>16</text:a></text:p>
          <text:p text:style-name="P106"><text:a xlink:type="simple" xlink:href="#__RefHeading___Toc394_21209807161" text:style-name="Index_20_Link" text:visited-style-name="Index_20_Link">Dr. Philip A. Foster<text:tab/><text:tab/></text:a></text:p>
          <text:p text:style-name="P105"><text:a xlink:type="simple" xlink:href="#__RefHeading___Toc2114_518888843" text:style-name="Index_20_Link" text:visited-style-name="Index_20_Link">Part 1 Planning &amp; Goal Setting<text:tab/><text:tab/></text:a></text:p>
          <text:p text:style-name="P104"><text:a xlink:type="simple" xlink:href="#__RefHeading___Toc1464_3732812180" text:style-name="Index_20_Link" text:visited-style-name="Index_20_Link">Creating teams that aren't afraid to fail<text:tab/>24</text:a></text:p>
          <text:p text:style-name="P106"><text:a xlink:type="simple" xlink:href="#__RefHeading___Toc8128_40835207391" text:style-name="Index_20_Link" text:visited-style-name="Index_20_Link">Catherine Louis<text:tab/><text:tab/></text:a></text:p>
          <text:p text:style-name="P104"><text:a xlink:type="simple" xlink:href="#__RefHeading___Toc1454_1500227796" text:style-name="Index_20_Link" text:visited-style-name="Index_20_Link">Chapter title<text:tab/>33</text:a></text:p>
          <text:p text:style-name="P106"><text:a xlink:type="simple" xlink:href="#__RefHeading___Toc8128_4083520739" text:style-name="Index_20_Link" text:visited-style-name="Index_20_Link">Author McLastName<text:tab/><text:tab/></text:a></text:p>
          <text:p text:style-name="P104"><text:a xlink:type="simple" xlink:href="#__RefHeading___Toc5635_4083520739" text:style-name="Index_20_Link" text:visited-style-name="Index_20_Link">Developing a culture of experimentation on your team<text:tab/>36</text:a></text:p>
          <text:p text:style-name="P106"><text:a xlink:type="simple" xlink:href="#__RefHeading___Toc8130_4083520739" text:style-name="Index_20_Link" text:visited-style-name="Index_20_Link">Catherine Louis<text:tab/><text:tab/></text:a></text:p>
          <text:p text:style-name="P105"><text:a xlink:type="simple" xlink:href="#__RefHeading___Toc598_3129283096" text:style-name="Index_20_Link" text:visited-style-name="Index_20_Link">Part 2 Organizational Design &amp; Culture Building<text:tab/><text:tab/></text:a></text:p>
          <text:p text:style-name="P104"><text:a xlink:type="simple" xlink:href="#__RefHeading___Toc5637_4083520739" text:style-name="Index_20_Link" text:visited-style-name="Index_20_Link">Chapter title<text:tab/>43</text:a></text:p>
          <text:p text:style-name="P106"><text:a xlink:type="simple" xlink:href="#__RefHeading___Toc8132_4083520739" text:style-name="Index_20_Link" text:visited-style-name="Index_20_Link">Author McLastName<text:tab/><text:tab/></text:a></text:p>
          <text:p text:style-name="P104"><text:a xlink:type="simple" xlink:href="#__RefHeading___Toc5639_4083520739" text:style-name="Index_20_Link" text:visited-style-name="Index_20_Link">What it means to be an open leader<text:tab/>46</text:a></text:p>
          <text:p text:style-name="P106"><text:a xlink:type="simple" xlink:href="#__RefHeading___Toc8134_4083520739" text:style-name="Index_20_Link" text:visited-style-name="Index_20_Link">Jim Whitehurst<text:tab/><text:tab/></text:a></text:p>
          <text:p text:style-name="P104"><text:a xlink:type="simple" xlink:href="#__RefHeading___Toc5641_4083520739" text:style-name="Index_20_Link" text:visited-style-name="Index_20_Link">Chapter title<text:tab/>52</text:a></text:p>
          <text:p text:style-name="P106"><text:a xlink:type="simple" xlink:href="#__RefHeading___Toc8136_4083520739" text:style-name="Index_20_Link" text:visited-style-name="Index_20_Link">Author McLastName<text:tab/><text:tab/></text:a></text:p>
          <text:p text:style-name="P105"><text:a xlink:type="simple" xlink:href="#__RefHeading___Toc602_3129283096" text:style-name="Index_20_Link" text:visited-style-name="Index_20_Link">Part 3 Motivation &amp; Engagement<text:tab/><text:tab/></text:a></text:p>
          <text:p text:style-name="P104"><text:a xlink:type="simple" xlink:href="#__RefHeading___Toc5643_4083520739" text:style-name="Index_20_Link" text:visited-style-name="Index_20_Link">Chapter title<text:tab/>57</text:a></text:p>
          <text:p text:style-name="P106"><text:a xlink:type="simple" xlink:href="#__RefHeading___Toc8138_4083520739" text:style-name="Index_20_Link" text:visited-style-name="Index_20_Link">Author McLastName<text:tab/><text:tab/></text:a></text:p>
          <text:p text:style-name="P104"><text:a xlink:type="simple" xlink:href="#__RefHeading___Toc1147_11704403" text:style-name="Index_20_Link" text:visited-style-name="Index_20_Link">When empowering employee decision-making, intent is everything<text:tab/>60</text:a></text:p>
          <text:p text:style-name="P106"><text:a xlink:type="simple" xlink:href="#__RefHeading___Toc8138_40835207393" text:style-name="Index_20_Link" text:visited-style-name="Index_20_Link">Ron McFarland<text:tab/><text:tab/></text:a></text:p>
          <text:p text:style-name="P104"><text:a xlink:type="simple" xlink:href="#__RefHeading___Toc5645_4083520739" text:style-name="Index_20_Link" text:visited-style-name="Index_20_Link">The Tao of project management<text:tab/>65</text:a></text:p>
          <text:p text:style-name="P106"><text:a xlink:type="simple" xlink:href="#__RefHeading___Toc8140_4083520739" text:style-name="Index_20_Link" text:visited-style-name="Index_20_Link">Allison Matlack<text:tab/><text:tab/></text:a></text:p>
          <text:p text:style-name="P104"><text:a xlink:type="simple" xlink:href="#__RefHeading___Toc1149_11704403" text:style-name="Index_20_Link" text:visited-style-name="Index_20_Link">Chapter title<text:tab/>73</text:a></text:p>
          <text:p text:style-name="P106"><text:soft-page-break/><text:a xlink:type="simple" xlink:href="#__RefHeading___Toc8138_40835207391" text:style-name="Index_20_Link" text:visited-style-name="Index_20_Link">Author McLastName<text:tab/><text:tab/></text:a></text:p>
          <text:p text:style-name="P104"><text:a xlink:type="simple" xlink:href="#__RefHeading___Toc1151_11704403" text:style-name="Index_20_Link" text:visited-style-name="Index_20_Link">Chapter title<text:tab/>76</text:a></text:p>
          <text:p text:style-name="P106"><text:a xlink:type="simple" xlink:href="#__RefHeading___Toc8138_40835207392" text:style-name="Index_20_Link" text:visited-style-name="Index_20_Link">Author McLastName<text:tab/><text:tab/></text:a></text:p>
          <text:p text:style-name="P105"><text:a xlink:type="simple" xlink:href="#__RefHeading___Toc5647_4083520739" text:style-name="Index_20_Link" text:visited-style-name="Index_20_Link">Appendix A The Open Organization Definition<text:tab/><text:tab/></text:a></text:p>
          <text:p text:style-name="P105"><text:a xlink:type="simple" xlink:href="#__RefHeading___Toc842_1232125672" text:style-name="Index_20_Link" text:visited-style-name="Index_20_Link">Learn More<text:tab/><text:tab/></text:a></text:p>
          <text:p text:style-name="P104"><text:a xlink:type="simple" xlink:href="#__RefHeading___Toc2382_190016556" text:style-name="Index_20_Link" text:visited-style-name="Index_20_Link">Additional resources<text:tab/>84</text:a></text:p>
          <text:p text:style-name="P104"><text:a xlink:type="simple" xlink:href="#__RefHeading___Toc2384_190016556" text:style-name="Index_20_Link" text:visited-style-name="Index_20_Link">Get involved<text:tab/>85</text:a></text:p>
        </text:index-body>
      </text:table-of-content>
      <text:p text:style-name="P52"/>
      <text:h text:style-name="P81" text:outline-level="2"/>
      <text:h text:style-name="P83" text:outline-level="2"><text:bookmark-start text:name="__RefHeading___Toc8024_4083520739"/><text:span text:style-name="T26">Preface</text:span> <text:span text:style-name="T24">to the second edition</text:span><text:bookmark-end text:name="__RefHeading___Toc8024_4083520739"/></text:h>
      <text:p text:style-name="P23"><text:bookmark-start text:name="__RefHeading___Toc394_21209807165"/>Bryan Behrenshausen<text:bookmark-end text:name="__RefHeading___Toc394_21209807165"/></text:p>
      <text:p text:style-name="P3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4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2" text:outline-level="2"><text:bookmark-start text:name="__RefHeading___Toc164_2120980716"/>Introduction <text:span text:style-name="T24">to the second edition</text:span><text:bookmark-end text:name="__RefHeading___Toc164_2120980716"/></text:h>
      <text:p text:style-name="P21"><text:bookmark-start text:name="__RefHeading___Toc394_2120980716"/>Jen Kelchner<text:bookmark-end text:name="__RefHeading___Toc394_2120980716"/></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43"><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4" text:outline-level="2"><text:bookmark-start text:name="__RefHeading___Toc8028_4083520739"/>Introduction <text:span text:style-name="T24">to the first edition</text:span><text:bookmark-end text:name="__RefHeading___Toc8028_4083520739"/></text:h>
      <text:p text:style-name="P22"><text:bookmark-start text:name="__RefHeading___Toc394_21209807161"/>Dr. Philip A. Foster<text:bookmark-end text:name="__RefHeading___Toc394_21209807161"/></text:p>
      <text:p text:style-name="P34"><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59">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59">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59">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59">So leaders are becoming open, too.</text:p>
      <text:h text:style-name="P92" text:outline-level="3">Control</text:h>
      <text:p text:style-name="P59">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92" text:outline-level="3"><text:soft-page-break/>Communication</text:h>
      <text:p text:style-name="P59">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92" text:outline-level="3">Trust</text:h>
      <text:p text:style-name="P59">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92" text:outline-level="3">Autonomy</text:h>
      <text:p text:style-name="P59">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92" text:outline-level="3">Empowerment</text:h>
      <text:p text:style-name="P59">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59">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59"><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60">September 2016</text:p>
      <text:p text:style-name="P16">Dr. Philip A. Foster is the author of <text:span text:style-name="T2">The Open Organization: A New Era of Leadership and Organizational Development</text:span>. He is a business consultant, international speaker, and the host of Maximum Change TV.</text:p>
      <text:h text:style-name="P77" text:outline-level="1"/>
      <text:h text:style-name="P78" text:outline-level="1"><text:bookmark-start text:name="__RefHeading___Toc2114_518888843"/>Part 1<text:line-break/><text:span text:style-name="T23">Planning &amp; Goal Setting</text:span><text:bookmark-end text:name="__RefHeading___Toc2114_518888843"/></text:h>
      <text:p text:style-name="P70"/>
      <text:h text:style-name="P85" text:outline-level="2"><text:bookmark-start text:name="__RefHeading___Toc1464_3732812180"/>Creating teams that aren't afraid to fail<text:bookmark-end text:name="__RefHeading___Toc1464_3732812180"/></text:h>
      <text:p text:style-name="P27"><text:bookmark-start text:name="__RefHeading___Toc8128_40835207391"/>Catherine Louis<text:bookmark-end text:name="__RefHeading___Toc8128_40835207391"/></text:p>
      <text:p text:style-name="P32">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0">This four-step process can help open leaders cultivate a culture of experimentation in teams working toward a business goal (rather than creating the kind of failure-adverse culture that risks becoming less innovative).</text:p>
      <text:h text:style-name="P93" text:outline-level="3">Step one: Define your business goal</text:h>
      <text:p text:style-name="P50">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0">I prefer this definition of a goal, because by analyzing its dimensions you'll end up creating a more clear, more compelling business goal:</text:p>
      <text:list xml:id="list3885864588" text:style-name="L1">
        <text:list-item>
          <text:p text:style-name="P72"><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72">"For a variety of <text:span text:style-name="Strong_20_Emphasis">reasons</text:span>": What's the problem that needs to be addressed? When we state a goal, we include the purpose driving the goal!</text:p>
        </text:list-item>
        <text:list-item>
          <text:p text:style-name="P72">"With respect to various models of <text:span text:style-name="Strong_20_Emphasis">quality</text:span>": What's the quality issue with which we need help, and why is it an issue?</text:p>
        </text:list-item>
        <text:list-item>
          <text:p text:style-name="P72">"From various <text:span text:style-name="Strong_20_Emphasis">points of view</text:span>": From whose viewpoint are we discussing this goal? Customer? Project Manager? Whose opinion matters?</text:p>
        </text:list-item>
        <text:list-item>
          <text:p text:style-name="P72">"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89836658" text:style-name="L2">
        <text:list-item>
          <text:p text:style-name="P111">"What kind of shopping is being abandoned?"—"Any cart that isn't purchased."</text:p>
        </text:list-item>
        <text:list-item>
          <text:p text:style-name="P111">"Why?"—"Because I said so."</text:p>
        </text:list-item>
        <text:list-item>
          <text:p text:style-name="P111"><text:soft-page-break/>"What's the quality issue we need to address?"—"Just get the cart purchased faster."</text:p>
        </text:list-item>
        <text:list-item>
          <text:p text:style-name="P111">"Who's 'we'?"—"Me, your Project Manager."</text:p>
        </text:list-item>
        <text:list-item>
          <text:p text:style-name="P111">"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93" text:outline-level="3">Step 2: Ask questions about the goal</text:h>
      <text:p text:style-name="P50">Next, encourage team members to ask questions about the goal. You'll need to start digging into the goal so you can understand it better, and the best way to get started is to ask a bunch of questions.</text:p>
      <text:p text:style-name="P50">Some questions that come to mind are:</text:p>
      <text:list xml:id="list1435002065" text:style-name="L3">
        <text:list-item>
          <text:p text:style-name="P112">Have we interviewed any shoppers about their shopping experience?</text:p>
        </text:list-item>
        <text:list-item>
          <text:p text:style-name="P112">How many clicks must users make from when they begin shopping to when a purchase is completed?</text:p>
        </text:list-item>
        <text:list-item>
          <text:p text:style-name="P112"><text:soft-page-break/>Are non-NA markets not seeing these abandoned carts? Why?</text:p>
        </text:list-item>
        <text:list-item>
          <text:p text:style-name="P112">How long in duration is the average online shopping experience?</text:p>
        </text:list-item>
        <text:list-item>
          <text:p text:style-name="P112">Are the products presented in a clustered, attractive way versus being presented as one product per page?</text:p>
        </text:list-item>
        <text:list-item>
          <text:p text:style-name="P112">Are we using any advanced or custom filters which can improve onsite discovery and navigation?</text:p>
        </text:list-item>
        <text:list-item>
          <text:p text:style-name="P112">Do we support a fully-automated visual search for products?</text:p>
        </text:list-item>
        <text:list-item>
          <text:p text:style-name="P112">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471307542" text:style-name="L4">
        <text:list-item>
          <text:p text:style-name="P113"><text:span text:style-name="Emphasis">Interview results of 80/100 customers with abandoned shopping cart experiences:</text:span> Have we <text:soft-page-break/>interviewed any shoppers about their shopping experience?</text:p>
        </text:list-item>
        <text:list-item>
          <text:p text:style-name="P113"><text:span text:style-name="Emphasis">Cycle time # clicks/purchase:</text:span> How many clicks are needed from when someone starts shopping to when a purchase is completed?</text:p>
        </text:list-item>
        <text:list-item>
          <text:p text:style-name="P113"><text:span text:style-name="Emphasis">Cycle time/client:</text:span> How long is an average shopping experience on our platform?</text:p>
        </text:list-item>
        <text:list-item>
          <text:p text:style-name="P113"><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1705685136" text:style-name="L5">
        <text:list-item>
          <text:p text:style-name="P114"><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14"><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2450528712" text:style-name="L6">
        <text:list-item>
          <text:p text:style-name="P115"><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15"><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15"><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15"><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15"><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747275151" text:style-name="L7">
        <text:list-item>
          <text:p text:style-name="P116"><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16"><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4151138493" text:style-name="L8">
        <text:list-item>
          <text:p text:style-name="P117"><text:span text:style-name="Emphasis">Hypothesis:</text:span> We believe that if we cluster our products in an attractive way, rather than looking at one product per page, more purchases will occur.</text:p>
        </text:list-item>
        <text:list-item>
          <text:p text:style-name="P117"><text:span text:style-name="Emphasis">Test:</text:span> To verify or refute this hypothesis, we will run A/B tests grouping summer shoes with summer blouses arranged by summer colors versus displaying blouses and shoes one product at a time.</text:p>
        </text:list-item>
        <text:list-item>
          <text:p text:style-name="P117"><text:span text:style-name="Emphasis">Metric:</text:span> We will measure both click-through rates and sales of both shoes and blouses displayed one product at a time and those same products displayed in summer color groups.</text:p>
        </text:list-item>
        <text:list-item>
          <text:p text:style-name="P117"><text:soft-page-break/><text:span text:style-name="Emphasis">We are right if:</text:span> 10% more shoes are sold per month when grouped with blouses by summer colors</text:p>
        </text:list-item>
        <text:list-item>
          <text:p text:style-name="P117"><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86"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2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4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4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6" text:outline-level="2"><text:bookmark-start text:name="__RefHeading___Toc5635_4083520739"/>Developing a culture of experimentation on your team<text:bookmark-end text:name="__RefHeading___Toc5635_4083520739"/></text:h>
      <text:p text:style-name="P20"><text:bookmark-start text:name="__RefHeading___Toc8130_4083520739"/>Catherine Louis<text:bookmark-end text:name="__RefHeading___Toc8130_4083520739"/></text:p>
      <text:p text:style-name="P29">Most companies support the idea of incorporating innovation into their business strategies, as it can help increase market share and generate additional profits through new products or service offerings.</text:p>
      <text:p text:style-name="P47">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47">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47"><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47">When I visit companies and hear leaders say things like the following, I quietly take them around back for coaching:</text:p>
      <text:list xml:id="list1000362229" text:style-name="L9">
        <text:list-item>
          <text:p text:style-name="P73"><text:span text:style-name="T27">"</text:span>Your demo failed." (This is usually accompanied by a scolding face.)</text:p>
        </text:list-item>
        <text:list-item>
          <text:p text:style-name="P73">"You need to run everything by me before conducting a test with the customer." Screeching brakes are heard as innovation comes grinding to a halt.</text:p>
        </text:list-item>
        <text:list-item>
          <text:p text:style-name="P73">"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73">"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523549412" text:style-name="L10">
        <text:list-item>
          <text:p text:style-name="P74">"What is the customer's problem? Have you observed this?"</text:p>
        </text:list-item>
        <text:list-item>
          <text:p text:style-name="P74">"What is your hypothesis?"</text:p>
        </text:list-item>
        <text:list-item>
          <text:p text:style-name="P74"><text:soft-page-break/>"What are your critical assumptions that must be true for your idea to work?"</text:p>
        </text:list-item>
        <text:list-item>
          <text:p text:style-name="P74">"Do you need help designing an experiment to test if your hypothesis is true or false?"</text:p>
        </text:list-item>
        <text:list-item>
          <text:p text:style-name="P74">"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1680017878" text:style-name="L11">
        <text:list-item>
          <text:p text:style-name="P75">Don't jump into the solution space. First, define your problem. State it as a hypothesis.</text:p>
        </text:list-item>
        <text:list-item>
          <text:p text:style-name="P75">List all of your assumptions.</text:p>
        </text:list-item>
        <text:list-item>
          <text:p text:style-name="P75">On a 2x2 matrix, rank each assumption in terms of uncertainty versus risk. Identify the highest-risk, most uncertain assumptions before moving on to step 4.</text:p>
        </text:list-item>
        <text:list-item>
          <text:p text:style-name="P75">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75"><text:soft-page-break/>Gather the data and record everything: The data you collect and record will guide you further.</text:p>
        </text:list-item>
        <text:list-item>
          <text:p text:style-name="P75">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75">Share the results with the rest of the organization—especially the failed experiments.</text:p>
        </text:list-item>
        <text:list-item>
          <text:p text:style-name="P75">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75">Rinse and repeat!</text:p>
        </text:list-item>
      </text:list>
      <text:p text:style-name="P45">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47">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5">Catherine Louis is a Certified Scrum Trainer, independent Agile coach, founder of CLL-Group.com, PoDojo.com, and founding member of Tech Ladies®.</text:p>
      <text:h text:style-name="P78" text:outline-level="1"><text:bookmark-start text:name="__RefHeading___Toc598_3129283096"/>Part 2<text:line-break/>Organizational Design <text:span text:style-name="T23">&amp;<text:line-break/></text:span>Culture Building<text:bookmark-end text:name="__RefHeading___Toc598_3129283096"/></text:h>
      <text:p text:style-name="P70"/>
      <text:h text:style-name="P86" text:outline-level="2"><text:bookmark-start text:name="__RefHeading___Toc5637_4083520739"/>Chapter title<text:bookmark-end text:name="__RefHeading___Toc5637_4083520739"/></text:h>
      <text:p text:style-name="P20"><text:bookmark-start text:name="__RefHeading___Toc8132_4083520739"/>Author McLastName<text:bookmark-end text:name="__RefHeading___Toc8132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4"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4"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8" text:outline-level="2"><text:bookmark-start text:name="__RefHeading___Toc5639_4083520739"/>What it means to be an open leader<text:bookmark-end text:name="__RefHeading___Toc5639_4083520739"/></text:h>
      <text:p text:style-name="P26"><text:bookmark-start text:name="__RefHeading___Toc8134_4083520739"/>Jim Whitehurst<text:bookmark-end text:name="__RefHeading___Toc8134_4083520739"/></text:p>
      <text:p text:style-name="P36">Being an open leader means creating the context others need to do their best work.</text:p>
      <text:p text:style-name="P65">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95" text:outline-level="3">Context shapes culture</text:h>
      <text:p text:style-name="P65">Culture is something management gurus are increasingly taking more seriously. "Culture eats strategy for breakfast<text:note text:id="ftn12" text:note-class="footnote"><text:note-citation>12</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65">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65">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65">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65">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65">Shaping that culture begins with an emphasis on sharing.</text:p>
      <text:h text:style-name="P95" text:outline-level="3">Learn to share</text:h>
      <text:p text:style-name="P65">In conventional organizations, "knowledge is power." But in open organizations, that well-worn adage can be a destructive and downright disastrous guiding principle.</text:p>
      <text:p text:style-name="P65">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65">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65">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65">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65">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95" text:outline-level="3">Develop your EQ</text:h>
      <text:p text:style-name="P65">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65">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65">Spotting those opportune moments—really sensing them—requires leaders to be in tune with their organizations' emotional atmospheres.</text:p>
      <text:p text:style-name="P6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5">The trick for leaders is providing enough clarity of purpose—enough context—that people are able to help an organization accomplish its goals, but not so much that they're impeded from exercising their creativity and initiative in the process.</text:p>
      <text:p text:style-name="P65">Information overload doesn't create context. Distraction doesn't create context. Strong emotional intelligence helps leaders avoid both.</text:p>
      <text:h text:style-name="P95" text:outline-level="3"><text:soft-page-break/>Be a catalyst, not a commander</text:h>
      <text:p text:style-name="P65">Deciding to share (and determining how to share) drives open leaders to an important conclusion: a group is always going to produce a better solution than an individual.</text:p>
      <text:p text:style-name="P65">Leaders of conventional organizations are commanders. They dictate and prescribe both means and ends, then monitor people to make sure they use the former to achieve the latter.</text:p>
      <text:p text:style-name="P65">Leaders of open organizations are catalysts.</text:p>
      <text:p text:style-name="P6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65">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6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5">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95" text:outline-level="3">A checklist</text:h>
      <text:p text:style-name="P65">So here's a checklist for those hoping to make a career leading an open organization. Being an open leader requires:</text:p>
      <text:list xml:id="list1593853097" text:style-name="L12">
        <text:list-item>
          <text:p text:style-name="P118"><text:span text:style-name="Inline_20_Subhead">Willingness</text:span> to extend trust and share information </text:p>
        </text:list-item>
        <text:list-item>
          <text:p text:style-name="P118"><text:span text:style-name="Inline_20_Subhead">Appreciation</text:span> for transparency and collaboration whenever possible </text:p>
        </text:list-item>
        <text:list-item>
          <text:p text:style-name="P118"><text:span text:style-name="Inline_20_Subhead">Sensitivity</text:span> to the moods, emotions, and passions of the people that make up an organization </text:p>
        </text:list-item>
        <text:list-item>
          <text:p text:style-name="P118"><text:span text:style-name="Inline_20_Subhead">Knowledge</text:span> of not only what to share, but how to share it </text:p>
        </text:list-item>
        <text:list-item>
          <text:p text:style-name="P118"><text:span text:style-name="Inline_20_Subhead">Belief</text:span> that groups will consistently outperform individuals working in isolation </text:p>
        </text:list-item>
        <text:list-item>
          <text:p text:style-name="P118"><text:span text:style-name="Inline_20_Subhead">Trust</text:span> in those groups to drive necessary change</text:p>
        </text:list-item>
      </text:list>
      <text:p text:style-name="P65">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86" text:outline-level="2"><text:bookmark-start text:name="__RefHeading___Toc5641_4083520739"/>Chapter title<text:bookmark-end text:name="__RefHeading___Toc5641_4083520739"/></text:h>
      <text:p text:style-name="P20"><text:bookmark-start text:name="__RefHeading___Toc8136_4083520739"/>Author McLastName<text:bookmark-end text:name="__RefHeading___Toc8136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4"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4"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8" text:outline-level="1"><text:bookmark-start text:name="__RefHeading___Toc602_3129283096"/>Part 3<text:line-break/>Motivation <text:span text:style-name="T23">&amp;</text:span> Engagement<text:bookmark-end text:name="__RefHeading___Toc602_3129283096"/></text:h>
      <text:p text:style-name="P70"/>
      <text:h text:style-name="P86" text:outline-level="2"><text:bookmark-start text:name="__RefHeading___Toc5643_4083520739"/>Chapter title<text:bookmark-end text:name="__RefHeading___Toc5643_4083520739"/></text:h>
      <text:p text:style-name="P20"><text:bookmark-start text:name="__RefHeading___Toc8138_4083520739"/>Author McLastName<text:bookmark-end text:name="__RefHeading___Toc8138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4"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4"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9" text:outline-level="2"><text:bookmark-start text:name="__RefHeading___Toc1147_11704403"/>When empowering employee decision-making, intent is everything<text:bookmark-end text:name="__RefHeading___Toc1147_11704403"/></text:h>
      <text:p text:style-name="P25"><text:bookmark-start text:name="__RefHeading___Toc8138_40835207393"/>Ron McFarland<text:bookmark-end text:name="__RefHeading___Toc8138_40835207393"/></text:p>
      <text:p text:style-name="P31">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63">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63">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63">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49">It's also shown me one source of this problem—as well as a few paths to fixing it.</text:p>
      <text:h text:style-name="P96" text:outline-level="3">In need of meritocracy</text:h>
      <text:p text:style-name="P64">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64">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96" text:outline-level="3"><text:soft-page-break/>Peer projects can begin at parties</text:h>
      <text:p text:style-name="P64">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64">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64">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64">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64">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64">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568494521" text:style-name="L13">
        <text:list-item>
          <text:p text:style-name="P76">Encouraging members to speak freely and honestly</text:p>
        </text:list-item>
        <text:list-item>
          <text:p text:style-name="P76">Encouraging members be courageous enough to be different</text:p>
        </text:list-item>
        <text:list-item>
          <text:p text:style-name="P76">Selecting members committed to achievement</text:p>
        </text:list-item>
        <text:list-item>
          <text:p text:style-name="P76">Selecting members with the willingness to be accountable for whatever is decided</text:p>
        </text:list-item>
      </text:list>
      <text:p text:style-name="P64">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86" text:outline-level="2"><text:bookmark-start text:name="__RefHeading___Toc5645_4083520739"/>The Tao of project management<text:bookmark-end text:name="__RefHeading___Toc5645_4083520739"/></text:h>
      <text:p text:style-name="P20"><text:bookmark-start text:name="__RefHeading___Toc8140_4083520739"/>Allison Matlack<text:bookmark-end text:name="__RefHeading___Toc8140_4083520739"/></text:p>
      <text:p text:style-name="First_20_Paragraph">The Tao Te Ching<text:note text:id="ftn13" text:note-class="footnote"><text:note-citation>13</text:note-citation><text:note-body><text:p text:style-name="P6">http://acc6.its.brooklyn.cuny.edu/%7Ephalsall/texts/taote-v3.html</text:p></text:note-body></text:note>, believed to have been written<text:note text:id="ftn14" text:note-class="footnote"><text:note-citation>14</text:note-citation><text:note-body><text:p text:style-name="P6">https://en.wikipedia.org/wiki/Tao_Te_Ching</text:p></text:note-body></text:note> by the sage Lao Tzu<text:note text:id="ftn15" text:note-class="footnote"><text:note-citation>15</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61">This text is what immediately comes to my mind when thinking about project management in open organizations.</text:p>
      <text:p text:style-name="P48">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62"><text:soft-page-break/>This concept—that employees in open organizations are motivated by passion, purpose, and engagement—plays directly into where I think project managers should focus.</text:p>
      <text:p text:style-name="P48">And to explain, I'll return to the <text:span text:style-name="T14">Tao Te Ching</text:span>.</text:p>
      <text:h text:style-name="Heading_20_3" text:outline-level="3">Don't let your job title define you</text:h>
      <text:p text:style-name="P67">The tao that can be told<text:line-break/>is not the eternal Tao<text:line-break/>The name that can be named<text:line-break/>is not the eternal Name.</text:p>
      <text:p text:style-name="P67">The unnameable is the eternally real.<text:line-break/>Naming is the origin<text:line-break/>of all particular things.<text:note text:id="ftn16" text:note-class="footnote"><text:note-citation>16</text:note-citation><text:note-body><text:p text:style-name="P6">http://acc6.its.brooklyn.cuny.edu/%7Ephalsall/texts/taote-v3.html#1</text:p></text:note-body></text:note></text:p>
      <text:p text:style-name="P62">What exactly is <text:span text:style-name="Emphasis">project management</text:span>? And what does a project manager <text:span text:style-name="T14">do</text:span>?</text:p>
      <text:p text:style-name="P62">As you might expect, part of being a project manager is <text:span text:style-name="T14">managing projects</text:span>: gathering requirements, managing stakeholder communication, setting priority, scheduling tasks, helping the team resolve blockers. Many institutions<text:note text:id="ftn17" text:note-class="footnote"><text:note-citation>17</text:note-citation><text:note-body><text:p text:style-name="P6">http://www.pmi.org/certification/project-management-professional-pmp.aspx</text:p></text:note-body></text:note> can teach you how to manage projects very well, and these are good skills to have.</text:p>
      <text:p text:style-name="P48">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62"><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48">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94" text:outline-level="3">Connect the right people</text:h>
      <text:p text:style-name="P67">We join spokes together in a wheel,<text:line-break/>but it is the center hole<text:line-break/>that makes the wagon move.<text:note text:id="ftn18" text:note-class="footnote"><text:note-citation>18</text:note-citation><text:note-body><text:p text:style-name="P6">http://acc6.its.brooklyn.cuny.edu/%7Ephalsall/texts/taote-v3.html#11</text:p></text:note-body></text:note></text:p>
      <text:p text:style-name="P62">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62">This does not mean dodging responsibility or ownership. This means being comfortable saying, "I don't know, but I will find out for you," and closing that loop as quickly as possible.</text:p>
      <text:p text:style-name="P48">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67">When the Master governs, the people<text:line-break/>are hardly aware that he exists.<text:line-break/>Next best is a leader who is loved.<text:line-break/>Next, one who is feared.<text:line-break/>The worst is one who is despised.</text:p>
      <text:p text:style-name="P67">If you don't trust the people,<text:line-break/>you make them untrustworthy.</text:p>
      <text:p text:style-name="P67">The Master doesn't talk, he acts.<text:line-break/>When his work is done,<text:line-break/>the people say, "Amazing:<text:line-break/>we did it, all by ourselves!"<text:note text:id="ftn19" text:note-class="footnote"><text:note-citation>19</text:note-citation><text:note-body><text:p text:style-name="P6">http://acc6.its.brooklyn.cuny.edu/%7Ephalsall/texts/taote-v3.html#17</text:p></text:note-body></text:note></text:p>
      <text:p text:style-name="P62">Rebecca Fernandez<text:note text:id="ftn20" text:note-class="footnote"><text:note-citation>20</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62">Open organizations do a great job hiring smart people who are passionate about what their companies are doing. In order for them to do their best work, we have to give them what they need and then get out of their way.</text:p>
      <text:p text:style-name="P48">Here, I think the above passage from the <text:span text:style-name="T14">Tao Te Ching</text:span> speaks for itself.</text:p>
      <text:h text:style-name="P97" text:outline-level="3"><text:soft-page-break/>Be effortless</text:h>
      <text:p text:style-name="P67">The Master does nothing<text:line-break/>yet he leaves nothing undone.<text:line-break/>The ordinary man is always doing things,<text:line-break/>yet many more are left to be done.<text:note text:id="ftn21" text:note-class="footnote"><text:note-citation>21</text:note-citation><text:note-body><text:p text:style-name="P6">http://acc6.its.brooklyn.cuny.edu/%7Ephalsall/texts/taote-v3.html#38</text:p></text:note-body></text:note></text:p>
      <text:p text:style-name="P62">Do you know the type of person who is always extremely busy? The one who seems frazzled and stressed with too many things to do?</text:p>
      <text:p text:style-name="P62">Don't be that person.</text:p>
      <text:p text:style-name="P62">I know that's easier said than done. The thing that most helps me keep from being that person is remembering that we are all extremely busy. I don't have a single co-worker who is bored.</text:p>
      <text:p text:style-name="P62">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62">Be <text:span text:style-name="T14">that</text:span> person.</text:p>
      <text:p text:style-name="P48">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6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22" text:note-class="footnote"><text:note-citation>22</text:note-citation><text:note-body><text:p text:style-name="P6">http://acc6.its.brooklyn.cuny.edu/%7Ephalsall/texts/taote-v3.html#41</text:p></text:note-body></text:note></text:p>
      <text:p text:style-name="P62">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23" text:note-class="footnote"><text:note-citation>23</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62">So I did.</text:p>
      <text:p text:style-name="P62">And here's what I found: Things are <text:span text:style-name="T14">exactly</text:span> as they seem.</text:p>
      <text:p text:style-name="P62">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62"><text:soft-page-break/>As a project manager, you might think that your job has nothing to do with cultivating your company's culture on your team. However, it's your job to embody it.</text:p>
      <text:h text:style-name="Heading_20_3" text:outline-level="3">Kaizen</text:h>
      <text:p text:style-name="P6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24" text:note-class="footnote"><text:note-citation>24</text:note-citation><text:note-body><text:p text:style-name="P6">http://acc6.its.brooklyn.cuny.edu/%7Ephalsall/texts/taote-v3.html#48</text:p></text:note-body></text:note></text:p>
      <text:p text:style-name="P62">The general field of project management is too focused on the latest and greatest tools. But the answer to the question of which tool you should use is always the same: "the simplest."</text:p>
      <text:p text:style-name="P62">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62">My favorite part of being a project manager in an Agile world is having the freedom to throw out what doesn't work. This is related to the concept of kaizen<text:note text:id="ftn25" text:note-class="footnote"><text:note-citation>25</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62">The best processes arise organically. As a project manager, you can help your team by supporting them and not trying to force them into anything.</text:p>
      <text:h text:style-name="P97" text:outline-level="3">Practice</text:h>
      <text:p text:style-name="P6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6" text:note-class="footnote"><text:note-citation>26</text:note-citation><text:note-body><text:p text:style-name="P7">http://acc6.its.brooklyn.cuny.edu/%7Ephalsall/texts/taote-v3.html#67</text:p></text:note-body></text:note></text:p>
      <text:p text:style-name="P62">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62">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87" text:outline-level="2"><text:bookmark-start text:name="__RefHeading___Toc1149_11704403"/>Chapter title<text:bookmark-end text:name="__RefHeading___Toc1149_11704403"/></text:h>
      <text:p text:style-name="P24"><text:bookmark-start text:name="__RefHeading___Toc8138_40835207391"/>Author McLastName<text:bookmark-end text:name="__RefHeading___Toc8138_40835207391"/></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7" text:outline-level="3">Suspendisse potenti</text:h>
      <text:p text:style-name="P4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7" text:outline-level="3">Suspendisse potenti</text:h>
      <text:p text:style-name="P4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7" text:outline-level="2"><text:bookmark-start text:name="__RefHeading___Toc1151_11704403"/>Chapter title<text:bookmark-end text:name="__RefHeading___Toc1151_11704403"/></text:h>
      <text:p text:style-name="P24"><text:bookmark-start text:name="__RefHeading___Toc8138_40835207392"/>Author McLastName<text:bookmark-end text:name="__RefHeading___Toc8138_40835207392"/></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7" text:outline-level="3">Suspendisse potenti</text:h>
      <text:p text:style-name="P4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7" text:outline-level="3">Suspendisse potenti</text:h>
      <text:p text:style-name="P4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7" text:outline-level="1"/>
      <text:h text:style-name="P79" text:outline-level="1"><text:bookmark-start text:name="__RefHeading___Toc5647_4083520739"/>Appendix A<text:line-break/>The Open Organization Definition<text:bookmark-end text:name="__RefHeading___Toc5647_4083520739"/></text:h>
      <text:h text:style-name="P103" text:outline-level="3">Nam auctor neque</text:h>
      <text:p text:style-name="P4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77" text:outline-level="1"><text:bookmark-start text:name="__RefHeading___Toc842_1232125672"/>Learn More<text:bookmark-end text:name="__RefHeading___Toc842_1232125672"/></text:h>
      <text:p text:style-name="P69"/>
      <text:h text:style-name="P90" text:outline-level="2"><text:bookmark-start text:name="__RefHeading___Toc2382_190016556"/>Additional <text:span text:style-name="T19">resources</text:span><text:bookmark-end text:name="__RefHeading___Toc2382_190016556"/></text:h>
      <text:h text:style-name="P98" text:outline-level="3">The book series</text:h>
      <text:p text:style-name="P53">Continue reading about the future of work, management, and leadership in the <text:span text:style-name="T15">Open Organization</text:span><text:span text:style-name="T2"> book series. Get started at opensource.com/open-organization/resources/book-series.</text:span></text:p>
      <text:h text:style-name="P98" text:outline-level="3">The newsletter</text:h>
      <text:p text:style-name="P54"><text:span text:style-name="T3">Get open organization stories sent directly to your inbox. Visit </text:span><text:span text:style-name="T5">opensource.com/open-organization/resources/newsletter</text:span><text:span text:style-name="T3"> to sign up.</text:span></text:p>
      <text:h text:style-name="P98" text:outline-level="3"><text:span text:style-name="T8">T</text:span><text:span text:style-name="T2">he discussion list</text:span></text:h>
      <text:p text:style-name="P55"><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99" text:outline-level="3"/>
      <text:h text:style-name="P91" text:outline-level="2"><text:bookmark-start text:name="__RefHeading___Toc2384_190016556"/>Get involved<text:bookmark-end text:name="__RefHeading___Toc2384_190016556"/></text:h>
      <text:h text:style-name="P100"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101" text:outline-level="3">Tell your story</text:h>
      <text:p text:style-name="P57">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02" text:outline-level="3">Join the community</text:h>
      <text:p text:style-name="P58"><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78</text:page-number></text:p>
      </style:footer>
    </style:master-page>
    <style:master-page style:name="Start_20_Page" style:display-name="Start Page" style:page-layout-name="Mpm2" style:next-style-name="Standard">
      <style:footer>
        <text:p text:style-name="Footer"><text:page-number text:select-page="current">8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85</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7DT5H26M47S</meta:editing-duration>
    <meta:editing-cycles>793</meta:editing-cycles>
    <dc:title>Open Organization Book</dc:title>
    <dc:date>2018-07-12T15:20:04.590480356</dc:date>
    <meta:document-statistic meta:table-count="0" meta:image-count="0" meta:object-count="0" meta:page-count="86" meta:paragraph-count="439" meta:word-count="12940" meta:character-count="83279" meta:non-whitespace-character-count="70849"/>
    <meta:template xlink:type="simple" xlink:actuate="onRequest" xlink:title="Open Organization Book" xlink:href="../../../../../.config/libreoffice/4/user/template/Open%20Organization%20Book.ott" meta:date="2017-03-02T13:55:41.957328267"/>
  </office:meta>
</office:document-meta>
</file>